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292cm" style:rel-column-width="20401*"/>
    </style:style>
    <style:style style:name="Tableau1.B" style:family="table-column">
      <style:table-column-properties style:column-width="11.707cm" style:rel-column-width="45134*"/>
    </style:style>
    <style:style style:name="Tableau1.1" style:family="table-row">
      <style:table-row-properties style:min-row-height="1.085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2" style:family="table-row">
      <style:table-row-properties style:min-row-height="1.058cm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4" style:family="table-row">
      <style:table-row-properties style:min-row-height="0.979cm"/>
    </style:style>
    <style:style style:name="Tableau1.5" style:family="table-row">
      <style:table-row-properties style:min-row-height="1.005cm"/>
    </style:style>
    <style:style style:name="Tableau1.7" style:family="table-row">
      <style:table-row-properties style:min-row-height="1.164cm"/>
    </style:style>
    <style:style style:name="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line-height="150%" fo:text-align="start" style:justify-single-word="false"/>
    </style:style>
    <style:style style:name="P7" style:family="paragraph" style:parent-style-name="Standard">
      <style:paragraph-properties fo:line-height="100%" fo:text-align="start" style:justify-single-word="false"/>
    </style:style>
    <style:style style:name="P8" style:family="paragraph" style:parent-style-name="Standard">
      <style:paragraph-properties fo:margin-left="2.596cm" fo:margin-right="2.623cm" fo:text-align="center" style:justify-single-word="false" fo:text-indent="0cm" style:auto-text-indent="false" fo:padding="0.049cm" fo:border="0.035cm solid #000000" style:shadow="non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margin-left="0.009cm" fo:margin-right="-0.097cm" fo:line-height="150%" fo:text-align="end" style:justify-single-word="false" fo:text-indent="0cm" style:auto-text-indent="false" style:shadow="non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line-height="150%" fo:text-align="start" style:justify-single-word="false" style:shadow="none"/>
    </style:style>
    <style:style style:name="P11" style:family="paragraph" style:parent-style-name="Table_20_Contents">
      <style:paragraph-properties fo:line-height="150%" fo:text-align="end" style:justify-single-word="false" style:shadow="none"/>
      <style:text-properties fo:font-weight="bold" style:font-weight-asian="bold" style:font-weight-complex="bold"/>
    </style:style>
    <style:style style:name="P12" style:family="paragraph">
      <style:paragraph-properties fo:text-align="center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nom"/>
        <text:user-field-decl office:value-type="string" office:string-value="" text:name="personne_qual"/>
        <text:user-field-decl office:value-type="string" office:string-value="" text:name="personne_prenom"/>
        <text:user-field-decl office:value-type="string" office:string-value="" text:name="dossier_matricule"/>
        <text:user-field-decl office:value-type="string" office:string-value="" text:name="personne_dtnai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contratinsertion_datevalidation_ci"/>
        <text:user-field-decl office:value-type="string" office:string-value="" text:name="contratinsertion_duree_engag"/>
        <text:user-field-decl office:value-type="string" office:string-value="" text:name="contratinsertion_lieu_saisi_ci"/>
        <text:user-field-decl office:value-type="string" office:string-value="" text:name="dossier_datedemandersa"/>
        <text:user-field-decl office:value-type="string" office:string-value="" text:name="dossier_dtdemrsa"/>
        <text:user-field-decl office:value-type="string" office:string-value="" text:name="contratinsertion_accord"/>
        <text:user-field-decl office:value-type="string" office:string-value="" text:name="contratinsertion_premier"/>
        <text:user-field-decl office:value-type="string" office:string-value="" text:name="contratinsertion_renouvel"/>
        <text:user-field-decl office:value-type="string" office:string-value="" text:name="user_serviceinstructeur_lib_service"/>
        <text:user-field-decl office:value-type="string" office:string-value="" text:name="serviceinstructeur_lib_service"/>
        <text:user-field-decl office:value-type="string" office:string-value="" text:name="structurereferente_lib_struc"/>
      </text:user-field-decls>
      <text:p text:style-name="P5"><text:user-field-get text:name="structurereferente_lib_struc"/></text:p>
      <text:p text:style-name="P5"/>
      <text:p text:style-name="P3"/>
      <text:p text:style-name="P8">Décision de proroger, de renouveler le droit rSa</text:p>
      <text:p text:style-name="P8">(pour les cas simples)</text:p>
      <text:p text:style-name="P2"/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>Nom Prénom</text:p>
          </table:table-cell>
          <table:table-cell table:style-name="Tableau1.B1" office:value-type="string">
            <text:p text:style-name="P10"><text:user-field-get text:name="personne_qual"/> <text:s/><text:user-field-get text:name="personne_nom"/> <text:s/><text:user-field-get text:name="personne_prenom"/></text:p>
          </table:table-cell>
        </table:table-row>
        <table:table-row table:style-name="Tableau1.2">
          <table:table-cell table:style-name="Tableau1.A2" office:value-type="string">
            <text:p text:style-name="P11">N°CAF ou MSA</text:p>
          </table:table-cell>
          <table:table-cell table:style-name="Tableau1.B2" office:value-type="string">
            <text:p text:style-name="P10"><text:user-field-get text:name="dossier_matricule"/></text:p>
          </table:table-cell>
        </table:table-row>
        <table:table-row table:style-name="Tableau1.1">
          <table:table-cell table:style-name="Tableau1.A2" office:value-type="string">
            <text:p text:style-name="P11">Date de Naissance</text:p>
          </table:table-cell>
          <table:table-cell table:style-name="Tableau1.B2" office:value-type="string">
            <text:p text:style-name="P10"><text:user-field-get text:name="personne_dtnai"/></text:p>
          </table:table-cell>
        </table:table-row>
        <table:table-row table:style-name="Tableau1.4">
          <table:table-cell table:style-name="Tableau1.A2" office:value-type="string">
            <text:p text:style-name="P11">Adresse</text:p>
          </table:table-cell>
          <table:table-cell table:style-name="Tableau1.B2" office:value-type="string">
            <text:p text:style-name="P10"><text:user-field-get text:name="adresse_numvoie"/> <text:s/><text:user-field-get text:name="adresse_typevoie"/> <text:s/><text:user-field-get text:name="adresse_nomvoie"/></text:p>
          </table:table-cell>
        </table:table-row>
        <table:table-row table:style-name="Tableau1.5">
          <table:table-cell table:style-name="Tableau1.A2" office:value-type="string">
            <text:p text:style-name="P11">Adresse</text:p>
          </table:table-cell>
          <table:table-cell table:style-name="Tableau1.B2" office:value-type="string">
            <text:p text:style-name="P10"><text:user-field-get text:name="adresse_complideadr"/> <text:s/><text:user-field-get text:name="adresse_compladr"/></text:p>
          </table:table-cell>
        </table:table-row>
        <table:table-row table:style-name="Tableau1.2">
          <table:table-cell table:style-name="Tableau1.A2" office:value-type="string">
            <text:p text:style-name="P11">Code Postal &amp; Commune</text:p>
          </table:table-cell>
          <table:table-cell table:style-name="Tableau1.B2" office:value-type="string">
            <text:p text:style-name="P10"><text:user-field-get text:name="adresse_codepos"/> <text:s/><text:user-field-get text:name="adresse_locaadr"/></text:p>
          </table:table-cell>
        </table:table-row>
        <table:table-row table:style-name="Tableau1.7">
          <table:table-cell table:style-name="Tableau1.A2" office:value-type="string">
            <text:p text:style-name="P11">N° Instruction du Contrat</text:p>
          </table:table-cell>
          <table:table-cell table:style-name="Tableau1.B2" office:value-type="string">
            <text:p text:style-name="P10"><text:user-field-get text:name="serviceinstructeur_lib_service"/></text:p>
          </table:table-cell>
        </table:table-row>
        <table:table-row table:style-name="Tableau1.4">
          <table:table-cell table:style-name="Tableau1.A2" office:value-type="string">
            <text:p text:style-name="P11">Date d'ouverture du droit</text:p>
          </table:table-cell>
          <table:table-cell table:style-name="Tableau1.B2" office:value-type="string">
            <text:p text:style-name="P10"><text:s/><text:user-field-get text:name="dossier_dtdemrsa"/></text:p>
          </table:table-cell>
        </table:table-row>
      </table:table>
      <text:p text:style-name="P4"/>
      <text:p text:style-name="P4"/>
      <text:p text:style-name="P4"><draw:ellipse text:anchor-type="paragraph" draw:z-index="0" draw:style-name="gr1" draw:text-style-name="P12" svg:width="0.715cm" svg:height="0.371cm" svg:x="0.191cm" svg:y="0.079cm"><text:p/></draw:ellipse> <text:s text:c="3"/><text:user-field-get text:name="contratinsertion_accord"/> <text:s text:c="5"/>ACCORD pour le versement de l'alllocation rSa</text:p>
      <text:p text:style-name="P4"/>
      <text:p text:style-name="P4"><text:tab/>Contrat validé le <text:user-field-get text:name="contratinsertion_datevalidation_ci"/></text:p>
      <text:p text:style-name="P4"><text:tab/>Pour une durée de <text:user-field-get text:name="contratinsertion_duree_engag"/></text:p>
      <text:p text:style-name="P4"/>
      <text:p text:style-name="P4"/>
      <text:p text:style-name="P6"><draw:ellipse text:anchor-type="paragraph" draw:z-index="1" draw:style-name="gr1" draw:text-style-name="P12" svg:width="0.609cm" svg:height="0.371cm" svg:x="1.99cm" svg:y="0.09cm"><text:p/></draw:ellipse><text:tab/> <text:s text:c="8"/><text:user-field-get text:name="contratinsertion_premier"/> <text:s text:c="2"/>A PROROGER suite à la validation d'un 1er contrat</text:p>
      <text:p text:style-name="P6"><draw:ellipse text:anchor-type="paragraph" draw:z-index="2" draw:style-name="gr1" draw:text-style-name="P12" svg:width="0.662cm" svg:height="0.371cm" svg:x="1.99cm" svg:y="0.09cm"><text:p/></draw:ellipse><text:tab/> <text:s text:c="8"/><text:user-field-get text:name="contratinsertion_renouvel"/> <text:s text:c="3"/>A RENOUVELER suite à la validation du renouvellement du contrat</text:p>
      <text:p text:style-name="P6"/>
      <text:p text:style-name="P6"/>
      <text:p text:style-name="P7"><text:tab/><text:tab/><text:tab/><text:tab/><text:tab/><text:tab/>Fait à <text:user-field-get text:name="contratinsertion_lieu_saisi_ci"/></text:p>
      <text:p text:style-name="P7"><text:soft-page-break/><text:tab/><text:tab/><text:tab/><text:tab/><text:tab/><text:tab/>Le <text:date style:data-style-name="N38" text:date-value="2010-10-11T14:04:04">lundi 11 octobre 2010</text:date></text:p>
      <text:p text:style-name="P6"/>
      <text:p text:style-name="P7"><text:tab/><text:tab/><text:tab/><text:tab/><text:tab/><text:tab/>Pour le Président du Conseil Général</text:p>
      <text:p text:style-name="P7"><text:tab/><text:tab/><text:tab/><text:tab/><text:tab/><text:tab/>et par délégation,</text:p>
      <text:p text:style-name="P7"><text:tab/><text:tab/><text:tab/><text:tab/><text:tab/><text:tab/>Le Coordonnateur Technique</text:p>
      <text:p text:style-name="P6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file-name text:display="path">/home/aauzolat/www/webrsa/2.0rc13/app/vendors/modelesodt/Contratinsertion/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1H08M20S</meta:editing-duration>
    <meta:editing-cycles>38</meta:editing-cycles>
    <meta:generator>OpenOffice.org/3.1$Linux OpenOffice.org_project/310m19$Build-9420</meta:generator>
    <dc:date>2010-10-11T14:04:04</dc:date>
    <meta:printed-by>christine EYMARD</meta:printed-by>
    <meta:print-date>2010-05-31T16:54:44.32</meta:print-date>
    <dc:creator>aauzolat </dc:creator>
    <meta:document-statistic meta:table-count="1" meta:image-count="0" meta:object-count="0" meta:page-count="2" meta:paragraph-count="31" meta:word-count="87" meta:character-count="677"/>
    <meta:user-defined meta:name="Info 1"/>
    <meta:user-defined meta:name="Info 2"/>
    <meta:user-defined meta:name="Info 3"/>
    <meta:user-defined meta:name="Info 4"/>
  </office:meta>
</office:document-meta>
</file>